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46pt" svg:height="255.23pt" svg:x="100.69pt" svg:y="325.28pt">
            <draw:object draw:notify-on-update-of-ranges="Sheet1.K15:Sheet1.K22 Sheet1.L14:Sheet1.L14 Sheet1.L15:Sheet1.L22 Sheet1.M14:Sheet1.M14 Sheet1.M15:Sheet1.M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835.91pt" svg:y="307.19pt">
            <draw:object draw:notify-on-update-of-ranges="Sheet1.G15:Sheet1.G22 Sheet1.H14:Sheet1.H14 Sheet1.H15:Sheet1.H22 Sheet1.I14:Sheet1.I14 Sheet1.I15:Sheet1.I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md=draw</text:p>
          </table:table-cell>
          <table:table-cell table:style-name="ce4" office:value-type="string" calcext:value-type="string">
            <text:p>lib=pthread</text:p>
          </table:table-cell>
          <table:table-cell table:style-name="ce4" office:value-type="string" calcext:value-type="string">
            <text:p>power=28</text:p>
          </table:table-cell>
          <table:table-cell table:style-name="ce6"/>
          <table:table-cell table:style-name="ce1" office:value-type="string" calcext:value-type="string">
            <text:p>cmd=draw</text:p>
          </table:table-cell>
          <table:table-cell table:style-name="ce4" office:value-type="string" calcext:value-type="string">
            <text:p>lib=tbb</text:p>
          </table:table-cell>
          <table:table-cell table:style-name="ce4" office:value-type="string" calcext:value-type="string">
            <text:p>power=28</text:p>
          </table:table-cell>
          <table:table-cell table:style-name="ce6"/>
          <table:table-cell table:style-name="ce1" office:value-type="string" calcext:value-type="string">
            <text:p>cmd=limits</text:p>
          </table:table-cell>
          <table:table-cell table:style-name="ce4" office:value-type="string" calcext:value-type="string">
            <text:p>lib=pthread</text:p>
          </table:table-cell>
          <table:table-cell table:style-name="ce4" office:value-type="string" calcext:value-type="string">
            <text:p>power=28</text:p>
          </table:table-cell>
          <table:table-cell table:style-name="ce6"/>
          <table:table-cell table:style-name="ce1" office:value-type="string" calcext:value-type="string">
            <text:p>cmd=limits</text:p>
          </table:table-cell>
          <table:table-cell table:style-name="ce4" office:value-type="string" calcext:value-type="string">
            <text:p>lib=tbb</text:p>
          </table:table-cell>
          <table:table-cell table:style-name="ce4" office:value-type="string" calcext:value-type="string">
            <text:p>power=28</text:p>
          </table:table-cell>
          <table:table-cell table:style-name="ce6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lapsed</text:p>
          </table:table-cell>
          <table:table-cell table:style-name="ce2" office:value-type="string" calcext:value-type="string">
            <text:p>thread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table:style-name="ce7" office:value-type="string" calcext:value-type="string">
            <text:p>elapsed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table:style-name="ce7" office:value-type="string" calcext:value-type="string">
            <text:p>elapsed</text:p>
          </table:table-cell>
          <table:table-cell table:style-name="ce2" office:value-type="string" calcext:value-type="string">
            <text:p>thread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table:style-name="ce7" office:value-type="string" calcext:value-type="string">
            <text:p>elaps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float" office:value="6.017" calcext:value-type="float">
            <text:p>6.017</text:p>
          </table:table-cell>
          <table:table-cell office:value-type="float" office:value="6.177" calcext:value-type="float">
            <text:p>6.17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117" calcext:value-type="float">
            <text:p>0.117</text:p>
          </table:table-cell>
          <table:table-cell office:value-type="float" office:value="6.133" calcext:value-type="float">
            <text:p>6.133</text:p>
          </table:table-cell>
          <table:table-cell table:style-name="ce7" office:value-type="float" office:value="6.253" calcext:value-type="float">
            <text:p>6.2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table:style-name="ce7" office:value-type="float" office:value="1.85" calcext:value-type="float">
            <text:p>1.8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77" calcext:value-type="float">
            <text:p>1.777</text:p>
          </table:table-cell>
          <table:table-cell table:style-name="ce7" office:value-type="float" office:value="1.777" calcext:value-type="float">
            <text:p>1.7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.19</text:p>
          </table:table-cell>
          <table:table-cell office:value-type="float" office:value="8.147" calcext:value-type="float">
            <text:p>8.147</text:p>
          </table:table-cell>
          <table:table-cell office:value-type="float" office:value="4.227" calcext:value-type="float">
            <text:p>4.22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.31" calcext:value-type="float">
            <text:p>0.31</text:p>
          </table:table-cell>
          <table:table-cell office:value-type="float" office:value="12.9" calcext:value-type="float">
            <text:p>12.9</text:p>
          </table:table-cell>
          <table:table-cell table:style-name="ce7" office:value-type="float" office:value="3.41" calcext:value-type="float">
            <text:p>3.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497" calcext:value-type="float">
            <text:p>2.497</text:p>
          </table:table-cell>
          <table:table-cell table:style-name="ce7" office:value-type="float" office:value="1.263" calcext:value-type="float">
            <text:p>1.26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.003" calcext:value-type="float">
            <text:p>0.003</text:p>
          </table:table-cell>
          <table:table-cell office:value-type="float" office:value="3.337" calcext:value-type="float">
            <text:p>3.337</text:p>
          </table:table-cell>
          <table:table-cell table:style-name="ce7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03" calcext:value-type="float">
            <text:p>0.203</text:p>
          </table:table-cell>
          <table:table-cell office:value-type="float" office:value="10.013" calcext:value-type="float">
            <text:p>10.013</text:p>
          </table:table-cell>
          <table:table-cell office:value-type="float" office:value="3.997" calcext:value-type="float">
            <text:p>3.997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0.267" calcext:value-type="float">
            <text:p>0.267</text:p>
          </table:table-cell>
          <table:table-cell office:value-type="float" office:value="13.147" calcext:value-type="float">
            <text:p>13.147</text:p>
          </table:table-cell>
          <table:table-cell table:style-name="ce7" office:value-type="float" office:value="3.447" calcext:value-type="float">
            <text:p>3.4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01" calcext:value-type="float">
            <text:p>3.01</text:p>
          </table:table-cell>
          <table:table-cell table:style-name="ce7" office:value-type="float" office:value="1.143" calcext:value-type="float">
            <text:p>1.14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3.847" calcext:value-type="float">
            <text:p>3.847</text:p>
          </table:table-cell>
          <table:table-cell table:style-name="ce7"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.29</text:p>
          </table:table-cell>
          <table:table-cell office:value-type="float" office:value="12.337" calcext:value-type="float">
            <text:p>12.337</text:p>
          </table:table-cell>
          <table:table-cell office:value-type="float" office:value="3.49" calcext:value-type="float">
            <text:p>3.4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.32" calcext:value-type="float">
            <text:p>0.32</text:p>
          </table:table-cell>
          <table:table-cell office:value-type="float" office:value="13.123" calcext:value-type="float">
            <text:p>13.123</text:p>
          </table:table-cell>
          <table:table-cell table:style-name="ce7" office:value-type="float" office:value="3.463" calcext:value-type="float">
            <text:p>3.4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723" calcext:value-type="float">
            <text:p>3.723</text:p>
          </table:table-cell>
          <table:table-cell table:style-name="ce7" office:value-type="float" office:value="0.973" calcext:value-type="float">
            <text:p>0.97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.013" calcext:value-type="float">
            <text:p>0.013</text:p>
          </table:table-cell>
          <table:table-cell office:value-type="float" office:value="3.86" calcext:value-type="float">
            <text:p>3.86</text:p>
          </table:table-cell>
          <table:table-cell table:style-name="ce7"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37" calcext:value-type="float">
            <text:p>0.237</text:p>
          </table:table-cell>
          <table:table-cell office:value-type="float" office:value="12.007" calcext:value-type="float">
            <text:p>12.007</text:p>
          </table:table-cell>
          <table:table-cell office:value-type="float" office:value="3.563" calcext:value-type="float">
            <text:p>3.563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.303" calcext:value-type="float">
            <text:p>0.303</text:p>
          </table:table-cell>
          <table:table-cell office:value-type="float" office:value="13.123" calcext:value-type="float">
            <text:p>13.123</text:p>
          </table:table-cell>
          <table:table-cell table:style-name="ce7" office:value-type="float" office:value="3.453" calcext:value-type="float">
            <text:p>3.4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.583" calcext:value-type="float">
            <text:p>3.583</text:p>
          </table:table-cell>
          <table:table-cell table:style-name="ce7" office:value-type="float" office:value="1.01" calcext:value-type="float">
            <text:p>1.01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3.91" calcext:value-type="float">
            <text:p>3.91</text:p>
          </table:table-cell>
          <table:table-cell table:style-name="ce7" office:value-type="float" office:value="1.007" calcext:value-type="float">
            <text:p>1.0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77" calcext:value-type="float">
            <text:p>0.277</text:p>
          </table:table-cell>
          <table:table-cell office:value-type="float" office:value="12.363" calcext:value-type="float">
            <text:p>12.363</text:p>
          </table:table-cell>
          <table:table-cell office:value-type="float" office:value="3.487" calcext:value-type="float">
            <text:p>3.487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0.26" calcext:value-type="float">
            <text:p>0.26</text:p>
          </table:table-cell>
          <table:table-cell office:value-type="float" office:value="13.21" calcext:value-type="float">
            <text:p>13.21</text:p>
          </table:table-cell>
          <table:table-cell table:style-name="ce7" office:value-type="float" office:value="3.463" calcext:value-type="float">
            <text:p>3.4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table:style-name="ce7" office:value-type="float" office:value="1.003" calcext:value-type="float">
            <text:p>1.003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873" calcext:value-type="float">
            <text:p>3.87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3" calcext:value-type="float">
            <text:p>0.243</text:p>
          </table:table-cell>
          <table:table-cell office:value-type="float" office:value="12.51" calcext:value-type="float">
            <text:p>12.51</text:p>
          </table:table-cell>
          <table:table-cell office:value-type="float" office:value="3.483" calcext:value-type="float">
            <text:p>3.483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0.287" calcext:value-type="float">
            <text:p>0.287</text:p>
          </table:table-cell>
          <table:table-cell office:value-type="float" office:value="13.197" calcext:value-type="float">
            <text:p>13.197</text:p>
          </table:table-cell>
          <table:table-cell table:style-name="ce7" office:value-type="float" office:value="3.477" calcext:value-type="float">
            <text:p>3.4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69" calcext:value-type="float">
            <text:p>3.69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0.027" calcext:value-type="float">
            <text:p>0.027</text:p>
          </table:table-cell>
          <table:table-cell office:value-type="float" office:value="3.877" calcext:value-type="float">
            <text:p>3.877</text:p>
          </table:table-cell>
          <table:table-cell table:style-name="ce7" office:value-type="float" office:value="1.003" calcext:value-type="float">
            <text:p>1.003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0.257" calcext:value-type="float">
            <text:p>0.257</text:p>
          </table:table-cell>
          <table:table-cell table:style-name="ce5" office:value-type="float" office:value="12.59" calcext:value-type="float">
            <text:p>12.59</text:p>
          </table:table-cell>
          <table:table-cell table:style-name="ce8" office:value-type="float" office:value="3.457" calcext:value-type="float">
            <text:p>3.457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13.17" calcext:value-type="float">
            <text:p>13.17</text:p>
          </table:table-cell>
          <table:table-cell table:style-name="ce8" office:value-type="float" office:value="3.467" calcext:value-type="float">
            <text:p>3.467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.743" calcext:value-type="float">
            <text:p>3.743</text:p>
          </table:table-cell>
          <table:table-cell table:style-name="ce8" office:value-type="float" office:value="0.997" calcext:value-type="float">
            <text:p>0.997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0.023" calcext:value-type="float">
            <text:p>0.023</text:p>
          </table:table-cell>
          <table:table-cell table:style-name="ce5" office:value-type="float" office:value="3.88" calcext:value-type="float">
            <text:p>3.88</text:p>
          </table:table-cell>
          <table:table-cell table:style-name="ce8" office:value-type="float" office:value="1.007" calcext:value-type="float">
            <text:p>1.00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md=draw</text:p>
          </table:table-cell>
          <table:table-cell table:style-name="ce4" office:value-type="string" calcext:value-type="string">
            <text:p>lib=serial</text:p>
          </table:table-cell>
          <table:table-cell table:style-name="ce4" office:value-type="string" calcext:value-type="string">
            <text:p>power=28</text:p>
          </table:table-cell>
          <table:table-cell table:style-name="ce6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lapsed</text:p>
          </table:table-cell>
          <table:table-cell table:number-columns-repeated="2"/>
          <table:table-cell table:style-name="ce1" office:value-type="string" calcext:value-type="string">
            <text:p>calcul de f pour limits</text:p>
          </table:table-cell>
          <table:table-cell table:style-name="ce4"/>
          <table:table-cell table:style-name="ce6"/>
          <table:table-cell/>
          <table:table-cell table:style-name="ce1" office:value-type="string" calcext:value-type="string">
            <text:p>calcul de f pour draw</text:p>
          </table:table-cell>
          <table:table-cell table:style-name="ce4"/>
          <table:table-cell table:style-name="ce6"/>
          <table:table-cell table:number-columns-repeated="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0.123" calcext:value-type="float">
            <text:p>0.123</text:p>
          </table:table-cell>
          <table:table-cell table:style-name="ce5" office:value-type="float" office:value="6.08" calcext:value-type="float">
            <text:p>6.08</text:p>
          </table:table-cell>
          <table:table-cell table:style-name="ce8" office:value-type="float" office:value="6.207" calcext:value-type="float">
            <text:p>6.207</text:p>
          </table:table-cell>
          <table:table-cell table:number-columns-repeated="2"/>
          <table:table-cell table:style-name="ce2" office:value-type="string" calcext:value-type="string">
            <text:p>threads</text:p>
          </table:table-cell>
          <table:table-cell office:value-type="string" calcext:value-type="string">
            <text:p>TBB</text:p>
          </table:table-cell>
          <table:table-cell table:style-name="ce7" office:value-type="string" calcext:value-type="string">
            <text:p>pthread</text:p>
          </table:table-cell>
          <table:table-cell/>
          <table:table-cell table:style-name="ce2" office:value-type="string" calcext:value-type="string">
            <text:p>threads</text:p>
          </table:table-cell>
          <table:table-cell office:value-type="string" calcext:value-type="string">
            <text:p>TBB</text:p>
          </table:table-cell>
          <table:table-cell office:value-type="string" calcext:value-type="string">
            <text:p>pthread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formula="of:=[.$D$18]/[.P3]" office:value-type="float" office:value="1.00337647720878" calcext:value-type="float">
            <text:p>1.0033764772</text:p>
          </table:table-cell>
          <table:table-cell table:style-name="ce7" table:formula="of:=[.$D$18]/[.L3]" office:value-type="float" office:value="0.963783783783784" calcext:value-type="float">
            <text:p>0.9637837838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formula="of:=[.$D$14]/[.H3]" office:value-type="float" office:value="0.992643531105069" calcext:value-type="float">
            <text:p>0.9926435311</text:p>
          </table:table-cell>
          <table:table-cell table:formula="of:=[.$D$14]/[.D3]" office:value-type="float" office:value="1.00485672656629" calcext:value-type="float">
            <text:p>1.004856726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md=limits</text:p>
          </table:table-cell>
          <table:table-cell table:style-name="ce4" office:value-type="string" calcext:value-type="string">
            <text:p>lib=serial</text:p>
          </table:table-cell>
          <table:table-cell table:style-name="ce4" office:value-type="string" calcext:value-type="string">
            <text:p>power=28</text:p>
          </table:table-cell>
          <table:table-cell table:style-name="ce6"/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[.$D$18]/[.P4]" office:value-type="float" office:value="1.71442307692308" calcext:value-type="float">
            <text:p>1.7144230769</text:p>
          </table:table-cell>
          <table:table-cell table:style-name="ce7" table:formula="of:=[.$D$18]/[.L4]" office:value-type="float" office:value="1.4117181314331" calcext:value-type="float">
            <text:p>1.411718131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formula="of:=[.$D$14]/[.H4]" office:value-type="float" office:value="1.82023460410557" calcext:value-type="float">
            <text:p>1.8202346041</text:p>
          </table:table-cell>
          <table:table-cell table:formula="of:=[.$D$14]/[.D4]" office:value-type="float" office:value="1.46841731724627" calcext:value-type="float">
            <text:p>1.4684173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lapsed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[.$D$18]/[.P5]" office:value-type="float" office:value="1.79556898288016" calcext:value-type="float">
            <text:p>1.7955689829</text:p>
          </table:table-cell>
          <table:table-cell table:style-name="ce7" table:formula="of:=[.$D$18]/[.L5]" office:value-type="float" office:value="1.55993000874891" calcext:value-type="float">
            <text:p>1.559930008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formula="of:=[.$D$14]/[.H5]" office:value-type="float" office:value="1.80069625761532" calcext:value-type="float">
            <text:p>1.8006962576</text:p>
          </table:table-cell>
          <table:table-cell table:formula="of:=[.$D$14]/[.D5]" office:value-type="float" office:value="1.55291468601451" calcext:value-type="float">
            <text:p>1.552914686</text:p>
          </table:table-cell>
          <table:table-cell table:number-columns-repeated="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.783" calcext:value-type="float">
            <text:p>1.783</text:p>
          </table:table-cell>
          <table:table-cell table:style-name="ce8" office:value-type="float" office:value="1.783" calcext:value-type="float">
            <text:p>1.783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formula="of:=[.$D$18]/[.P6]" office:value-type="float" office:value="1.78836509528586" calcext:value-type="float">
            <text:p>1.7883650953</text:p>
          </table:table-cell>
          <table:table-cell table:style-name="ce7" table:formula="of:=[.$D$18]/[.L6]" office:value-type="float" office:value="1.83247687564234" calcext:value-type="float">
            <text:p>1.8324768756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formula="of:=[.$D$14]/[.H6]" office:value-type="float" office:value="1.79237655212244" calcext:value-type="float">
            <text:p>1.7923765521</text:p>
          </table:table-cell>
          <table:table-cell table:formula="of:=[.$D$14]/[.D6]" office:value-type="float" office:value="1.77851002865329" calcext:value-type="float">
            <text:p>1.778510028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formula="of:=[.$D$18]/[.P7]" office:value-type="float" office:value="1.77060575968222" calcext:value-type="float">
            <text:p>1.7706057597</text:p>
          </table:table-cell>
          <table:table-cell table:style-name="ce7" table:formula="of:=[.$D$18]/[.L7]" office:value-type="float" office:value="1.76534653465347" calcext:value-type="float">
            <text:p>1.7653465347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formula="of:=[.$D$14]/[.H7]" office:value-type="float" office:value="1.79756733275413" calcext:value-type="float">
            <text:p>1.7975673328</text:p>
          </table:table-cell>
          <table:table-cell table:formula="of:=[.$D$14]/[.D7]" office:value-type="float" office:value="1.74207128824025" calcext:value-type="float">
            <text:p>1.742071288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formula="of:=[.$D$18]/[.P8]" office:value-type="float" office:value="1.783" calcext:value-type="float">
            <text:p>1.783</text:p>
          </table:table-cell>
          <table:table-cell table:style-name="ce7" table:formula="of:=[.$D$18]/[.L8]" office:value-type="float" office:value="1.77766699900299" calcext:value-type="float">
            <text:p>1.777666999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formula="of:=[.$D$14]/[.H8]" office:value-type="float" office:value="1.79237655212244" calcext:value-type="float">
            <text:p>1.7923765521</text:p>
          </table:table-cell>
          <table:table-cell table:formula="of:=[.$D$14]/[.D8]" office:value-type="float" office:value="1.78004014912532" calcext:value-type="float">
            <text:p>1.780040149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formula="of:=[.$D$18]/[.P9]" office:value-type="float" office:value="1.77766699900299" calcext:value-type="float">
            <text:p>1.777666999</text:p>
          </table:table-cell>
          <table:table-cell table:style-name="ce7" table:formula="of:=[.$D$18]/[.L9]" office:value-type="float" office:value="1.783" calcext:value-type="float">
            <text:p>1.783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formula="of:=[.$D$14]/[.H9]" office:value-type="float" office:value="1.78515962036238" calcext:value-type="float">
            <text:p>1.7851596204</text:p>
          </table:table-cell>
          <table:table-cell table:formula="of:=[.$D$14]/[.D9]" office:value-type="float" office:value="1.78208440999139" calcext:value-type="float">
            <text:p>1.7820844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5" table:formula="of:=[.$D$18]/[.P10]" office:value-type="float" office:value="1.77060575968222" calcext:value-type="float">
            <text:p>1.7706057597</text:p>
          </table:table-cell>
          <table:table-cell table:style-name="ce8" table:formula="of:=[.$D$18]/[.L10]" office:value-type="float" office:value="1.78836509528586" calcext:value-type="float">
            <text:p>1.7883650953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5" table:formula="of:=[.$D$14]/[.H10]" office:value-type="float" office:value="1.79030862417075" calcext:value-type="float">
            <text:p>1.7903086242</text:p>
          </table:table-cell>
          <table:table-cell table:formula="of:=[.$D$14]/[.D10]" office:value-type="float" office:value="1.79548741683541" calcext:value-type="float">
            <text:p>1.795487416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 style:data-style-name="N2" text:time-value="23:53:33.342836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5T22:44:40.838748287</meta:creation-date>
    <dc:date>2015-10-05T23:55:28.105348845</dc:date>
    <meta:editing-duration>PT53M4S</meta:editing-duration>
    <meta:editing-cycles>4</meta:editing-cycles>
    <meta:generator>LibreOffice/4.4.2.2$Linux_X86_64 LibreOffice_project/40m0$Build-2</meta:generator>
    <meta:document-statistic meta:table-count="1" meta:cell-count="2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9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145cm" svg:y="0.316cm" chart:style-name="ch2">
          <text:p>Calcul de f(ti) pour la commande draw</text:p>
        </chart:title>
        <chart:legend chart:legend-position="end" svg:x="13.516cm" svg:y="3.954cm" style:legend-expansion="high" chart:style-name="ch3"/>
        <chart:plot-area chart:style-name="ch4" table:cell-range-address="Sheet1.K15:Sheet1.M22 Sheet1.L14:Sheet1.M14" chart:data-source-has-labels="both" svg:x="1.33cm" svg:y="1.301cm" svg:width="11.867cm" svg:height="6.543cm">
          <chartooo:coordinate-region svg:x="2.057cm" svg:y="1.5cm" svg:width="11.046cm" svg:height="5.697cm"/>
          <chart:axis chart:dimension="x" chart:name="primary-x" chart:style-name="ch5" chartooo:axis-type="auto">
            <chartooo:date-scale/>
            <chart:title svg:x="6.372cm" svg:y="8.024cm" chart:style-name="ch6">
              <text:p>Nb. threads</text:p>
            </chart:title>
            <chart:categories table:cell-range-address="Sheet1.K15:Sheet1.K22"/>
          </chart:axis>
          <chart:axis chart:dimension="y" chart:name="primary-y" chart:style-name="ch7">
            <chart:title svg:x="0.451cm" svg:y="4.894cm" chart:style-name="ch8">
              <text:p>f(ti) </text:p>
            </chart:title>
            <chart:grid chart:style-name="ch9" chart:class="major"/>
          </chart:axis>
          <chart:series chart:style-name="ch10" chart:values-cell-range-address="Sheet1.L15:Sheet1.L22" chart:label-cell-address="Sheet1.L14:Sheet1.L14" chart:class="chart:line">
            <chart:data-point chart:repeated="8"/>
          </chart:series>
          <chart:series chart:style-name="ch11" chart:values-cell-range-address="Sheet1.M15:Sheet1.M22" chart:label-cell-address="Sheet1.M14:Sheet1.M14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BB</text:p>
                <draw:g>
                  <svg:desc>Sheet1.L14:Sheet1.L14</svg:desc>
                </draw:g>
              </table:table-cell>
              <table:table-cell office:value-type="string">
                <text:p>pthread</text:p>
                <draw:g>
                  <svg:desc>Sheet1.M14:Sheet1.M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K15:Sheet1.K22</svg:desc>
                </draw:g>
              </table:table-cell>
              <table:table-cell office:value-type="float" office:value="0.992643531105069">
                <text:p>0.992643531105069</text:p>
                <draw:g>
                  <svg:desc>Sheet1.L15:Sheet1.L22</svg:desc>
                </draw:g>
              </table:table-cell>
              <table:table-cell office:value-type="float" office:value="1.00485672656629">
                <text:p>1.00485672656629</text:p>
                <draw:g>
                  <svg:desc>Sheet1.M15:Sheet1.M2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82023460410557">
                <text:p>1.82023460410557</text:p>
              </table:table-cell>
              <table:table-cell office:value-type="float" office:value="1.46841731724627">
                <text:p>1.4684173172462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80069625761532">
                <text:p>1.80069625761532</text:p>
              </table:table-cell>
              <table:table-cell office:value-type="float" office:value="1.55291468601451">
                <text:p>1.5529146860145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9237655212244">
                <text:p>1.79237655212244</text:p>
              </table:table-cell>
              <table:table-cell office:value-type="float" office:value="1.77851002865329">
                <text:p>1.7785100286532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79756733275413">
                <text:p>1.79756733275413</text:p>
              </table:table-cell>
              <table:table-cell office:value-type="float" office:value="1.74207128824025">
                <text:p>1.742071288240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9237655212244">
                <text:p>1.79237655212244</text:p>
              </table:table-cell>
              <table:table-cell office:value-type="float" office:value="1.78004014912532">
                <text:p>1.7800401491253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78515962036238">
                <text:p>1.78515962036238</text:p>
              </table:table-cell>
              <table:table-cell office:value-type="float" office:value="1.78208440999139">
                <text:p>1.7820844099913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79030862417075">
                <text:p>1.79030862417075</text:p>
              </table:table-cell>
              <table:table-cell office:value-type="float" office:value="1.79548741683541">
                <text:p>1.795487416835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9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4.093cm" svg:y="0.316cm" chart:style-name="ch2">
          <text:p>Calcul de f(ti) pour la commande limits</text:p>
        </chart:title>
        <chart:legend chart:legend-position="end" svg:x="13.516cm" svg:y="3.955cm" style:legend-expansion="high" chart:style-name="ch3"/>
        <chart:plot-area chart:style-name="ch4" table:cell-range-address="Sheet1.G14:Sheet1.I22" chart:data-source-has-labels="both" svg:x="1.33cm" svg:y="1.301cm" svg:width="11.867cm" svg:height="6.544cm">
          <chartooo:coordinate-region svg:x="2.057cm" svg:y="1.501cm" svg:width="11.046cm" svg:height="5.698cm"/>
          <chart:axis chart:dimension="x" chart:name="primary-x" chart:style-name="ch5" chartooo:axis-type="auto">
            <chartooo:date-scale/>
            <chart:title svg:x="6.372cm" svg:y="8.025cm" chart:style-name="ch6">
              <text:p>Nb. threads</text:p>
            </chart:title>
            <chart:categories table:cell-range-address="Sheet1.G15:Sheet1.G22"/>
          </chart:axis>
          <chart:axis chart:dimension="y" chart:name="primary-y" chart:style-name="ch7">
            <chart:title svg:x="0.451cm" svg:y="4.855cm" chart:style-name="ch8">
              <text:p>f(ti)</text:p>
            </chart:title>
            <chart:grid chart:style-name="ch9" chart:class="major"/>
          </chart:axis>
          <chart:series chart:style-name="ch10" chart:values-cell-range-address="Sheet1.H15:Sheet1.H22" chart:label-cell-address="Sheet1.H14:Sheet1.H14" chart:class="chart:line">
            <chart:data-point chart:repeated="8"/>
          </chart:series>
          <chart:series chart:style-name="ch11" chart:values-cell-range-address="Sheet1.I15:Sheet1.I22" chart:label-cell-address="Sheet1.I14:Sheet1.I14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BB</text:p>
                <draw:g>
                  <svg:desc>Sheet1.H14:Sheet1.H14</svg:desc>
                </draw:g>
              </table:table-cell>
              <table:table-cell office:value-type="string">
                <text:p>pthread</text:p>
                <draw:g>
                  <svg:desc>Sheet1.I14:Sheet1.I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G15:Sheet1.G22</svg:desc>
                </draw:g>
              </table:table-cell>
              <table:table-cell office:value-type="float" office:value="1.00337647720878">
                <text:p>1.00337647720878</text:p>
                <draw:g>
                  <svg:desc>Sheet1.H15:Sheet1.H22</svg:desc>
                </draw:g>
              </table:table-cell>
              <table:table-cell office:value-type="float" office:value="0.963783783783784">
                <text:p>0.963783783783784</text:p>
                <draw:g>
                  <svg:desc>Sheet1.I15:Sheet1.I2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1442307692308">
                <text:p>1.71442307692308</text:p>
              </table:table-cell>
              <table:table-cell office:value-type="float" office:value="1.4117181314331">
                <text:p>1.411718131433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79556898288016">
                <text:p>1.79556898288016</text:p>
              </table:table-cell>
              <table:table-cell office:value-type="float" office:value="1.55993000874891">
                <text:p>1.559930008748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8836509528586">
                <text:p>1.78836509528586</text:p>
              </table:table-cell>
              <table:table-cell office:value-type="float" office:value="1.83247687564234">
                <text:p>1.8324768756423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77060575968222">
                <text:p>1.77060575968222</text:p>
              </table:table-cell>
              <table:table-cell office:value-type="float" office:value="1.76534653465347">
                <text:p>1.7653465346534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83">
                <text:p>1.783</text:p>
              </table:table-cell>
              <table:table-cell office:value-type="float" office:value="1.77766699900299">
                <text:p>1.7776669990029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77766699900299">
                <text:p>1.77766699900299</text:p>
              </table:table-cell>
              <table:table-cell office:value-type="float" office:value="1.783">
                <text:p>1.78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77060575968222">
                <text:p>1.77060575968222</text:p>
              </table:table-cell>
              <table:table-cell office:value-type="float" office:value="1.78836509528586">
                <text:p>1.788365095285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